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925in" fo:break-before="page" table:align="margins"/>
    </style:style>
    <style:style style:name="RevisionHistory.A" style:family="table-column">
      <style:table-column-properties style:column-width="3.4625in" style:rel-column-width="32767*"/>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d64ce"/>
    </style:style>
    <style:style style:name="P2" style:family="paragraph" style:parent-style-name="Text_20_body">
      <style:text-properties officeooo:paragraph-rsid="000e62e1"/>
    </style:style>
    <style:style style:name="P3" style:family="paragraph" style:parent-style-name="Text_20_body" style:list-style-name="L6">
      <style:text-properties officeooo:paragraph-rsid="000e62e1"/>
    </style:style>
    <style:style style:name="P4" style:family="paragraph" style:parent-style-name="Text_20_body" style:list-style-name="L7">
      <style:text-properties officeooo:paragraph-rsid="000e62e1"/>
    </style:style>
    <style:style style:name="P5" style:family="paragraph" style:parent-style-name="Text_20_body" style:list-style-name="L8">
      <style:text-properties officeooo:paragraph-rsid="000e62e1"/>
    </style:style>
    <style:style style:name="P6" style:family="paragraph" style:parent-style-name="Text_20_body" style:list-style-name="L9">
      <style:text-properties officeooo:paragraph-rsid="000e62e1"/>
    </style:style>
    <style:style style:name="P7" style:family="paragraph" style:parent-style-name="Text_20_body" style:list-style-name="L10">
      <style:text-properties officeooo:paragraph-rsid="000e62e1"/>
    </style:style>
    <style:style style:name="P8" style:family="paragraph" style:parent-style-name="Text_20_body" style:list-style-name="L11">
      <style:text-properties officeooo:paragraph-rsid="000e62e1"/>
    </style:style>
    <style:style style:name="P9" style:family="paragraph" style:parent-style-name="Text_20_body" style:list-style-name="L12">
      <style:text-properties officeooo:paragraph-rsid="000e62e1"/>
    </style:style>
    <style:style style:name="P10" style:family="paragraph" style:parent-style-name="Text_20_body">
      <style:text-properties officeooo:paragraph-rsid="000ed34a"/>
    </style:style>
    <style:style style:name="P11" style:family="paragraph" style:parent-style-name="Text_20_body" style:list-style-name="L13">
      <style:text-properties officeooo:paragraph-rsid="000ed34a"/>
    </style:style>
    <style:style style:name="P12" style:family="paragraph" style:parent-style-name="Text_20_body">
      <style:text-properties officeooo:paragraph-rsid="000f29b0"/>
    </style:style>
    <style:style style:name="P13" style:family="paragraph" style:parent-style-name="Text_20_body" style:list-style-name="L14">
      <style:text-properties officeooo:paragraph-rsid="000f29b0"/>
    </style:style>
    <style:style style:name="P14" style:family="paragraph" style:parent-style-name="Text_20_body" style:list-style-name="L15">
      <style:text-properties officeooo:paragraph-rsid="000f29b0"/>
    </style:style>
    <style:style style:name="P15" style:family="paragraph" style:parent-style-name="Text_20_body" style:list-style-name="L20">
      <style:text-properties officeooo:paragraph-rsid="000f29b0"/>
    </style:style>
    <style:style style:name="P16" style:family="paragraph" style:parent-style-name="Text_20_body" style:list-style-name="L21">
      <style:text-properties officeooo:paragraph-rsid="000f29b0"/>
    </style:style>
    <style:style style:name="P17" style:family="paragraph" style:parent-style-name="Text_20_body" style:list-style-name="L26">
      <style:text-properties officeooo:paragraph-rsid="000f29b0"/>
    </style:style>
    <style:style style:name="P18" style:family="paragraph" style:parent-style-name="Text_20_body">
      <style:text-properties officeooo:paragraph-rsid="00105bbb"/>
    </style:style>
    <style:style style:name="P19" style:family="paragraph" style:parent-style-name="Text_20_body" style:list-style-name="L27">
      <style:text-properties officeooo:paragraph-rsid="00105bbb"/>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4pt" fo:font-weight="normal" officeooo:paragraph-rsid="000d64ce"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12pt" fo:font-weight="normal" officeooo:paragraph-rsid="000d64c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0d64ce"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6pt" fo:font-weight="bold" officeooo:paragraph-rsid="000d64ce" style:font-size-asian="16pt" style:font-weight-asian="bold" style:font-size-complex="16pt" style:font-weight-complex="bold"/>
    </style:style>
    <style:style style:name="P25" style:family="paragraph" style:parent-style-name="Standard">
      <style:paragraph-properties fo:text-align="start" style:justify-single-word="false" fo:break-before="page"/>
      <style:text-properties fo:font-size="12pt" fo:font-weight="normal" officeooo:paragraph-rsid="000d64ce" style:font-size-asian="10.5pt" style:font-weight-asian="normal" style:font-size-complex="12pt" style:font-weight-complex="normal"/>
    </style:style>
    <style:style style:name="P26" style:family="paragraph" style:parent-style-name="Table_20_Contents">
      <style:paragraph-properties fo:text-align="start" style:justify-single-word="false"/>
      <style:text-properties fo:font-size="12pt" style:font-size-asian="10.5pt" style:font-size-complex="12pt"/>
    </style:style>
    <style:style style:name="P27" style:family="paragraph" style:parent-style-name="Table_20_Contents">
      <style:paragraph-properties fo:text-align="start" style:justify-single-word="false"/>
      <style:text-properties fo:font-size="12pt" officeooo:paragraph-rsid="000d64ce" style:font-size-asian="10.5pt" style:font-size-complex="12pt"/>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Heading_20_3">
      <style:text-properties officeooo:paragraph-rsid="000e62e1"/>
    </style:style>
    <style:style style:name="P32" style:family="paragraph" style:parent-style-name="Heading_20_2">
      <style:paragraph-properties fo:break-before="page"/>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d64ce"/>
    </style:style>
    <style:style style:name="T2" style:family="text">
      <style:text-properties officeooo:rsid="000e62e1"/>
    </style:style>
    <style:style style:name="T3" style:family="text">
      <style:text-properties officeooo:rsid="000ed34a"/>
    </style:style>
    <style:style style:name="T4" style:family="text">
      <style:text-properties officeooo:rsid="000f29b0"/>
    </style:style>
    <style:style style:name="T5" style:family="text">
      <style:text-properties officeooo:rsid="00105bbb"/>
    </style:style>
    <style:style style:name="T6" style:family="text">
      <style:text-properties officeooo:rsid="0011d2e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4"><text:span text:style-name="T1">P.OW.E.R.</text:span></text:p>
      <text:p text:style-name="P21"><text:span text:style-name="T1">Power Outlet for Wireless Energy Reporting</text:span></text:p>
      <text:p text:style-name="P21"><text:span text:style-name="T1">Web Interface</text:span></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1"><text:span text:style-name="T1"/></text:p>
      <text:p text:style-name="P22"><text:span text:style-name="T1"/></text:p>
      <text:p text:style-name="P22"><text:span text:style-name="T1">Grace De Gues</text:span></text:p>
      <text:p text:style-name="P22"><text:span text:style-name="T1">Charles Hathaway</text:span></text:p>
      <text:p text:style-name="P22"><text:span text:style-name="T1">Nate Prickett</text:span></text:p>
      <table:table table:name="RevisionHistory" table:style-name="RevisionHistory">
        <table:table-column table:style-name="RevisionHistory.A" table:number-columns-repeated="2"/>
        <table:table-row>
          <table:table-cell table:style-name="RevisionHistory.A1" office:value-type="string">
            <text:p text:style-name="P27"><text:span text:style-name="T1">2012-10-15</text:span></text:p>
          </table:table-cell>
          <table:table-cell table:style-name="RevisionHistory.B1" office:value-type="string">
            <text:p text:style-name="P27"><text:span text:style-name="T1">Document first created. Imported somethings from the wiki</text:span></text:p>
          </table:table-cell>
        </table:table-row>
        <table:table-row>
          <table:table-cell table:style-name="RevisionHistory.A2" office:value-type="string">
            <text:p text:style-name="P26"/>
          </table:table-cell>
          <table:table-cell table:style-name="RevisionHistory.B2" office:value-type="string">
            <text:p text:style-name="P26"/>
          </table:table-cell>
        </table:table-row>
      </table:table>
      <text:p text:style-name="P23"><text:span text:style-name="T1"/></text:p>
      <text:p text:style-name="P25"><text:span text:style-name="T1"/></text:p>
      <text:h text:style-name="Heading_20_1" text:outline-level="1"><text:bookmark-start text:name="__RefHeading__632_249102736"/><text:span text:style-name="T1">The P.O.W.E.R. Project</text:span><text:bookmark-end text:name="__RefHeading__632_249102736"/></text:h>
      <text:p text:style-name="Text_20_body"><text:span text:style-name="T1">The POWER project aims to produce a low cost, low powered, device that will allow home owners to track their power consumption on a per-device basis. The hope is that by allowing home owners to see where all their energy is going, they can take steps to disable or replace the most inefficient offenders. </text:span></text:p>
      <text:p text:style-name="P1"><text:span text:style-name="T1">This document outlines the web-based user interface for the project. The interface must be easy to learn, efficient, and shouldn't be so ugly it makes your eyes bleed. </text:span></text:p>
      <text:p text:style-name="P1"><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0"><text:a xlink:type="simple" xlink:href="#__RefHeading__632_249102736" text:style-name="Index_20_Link" text:visited-style-name="Index_20_Link">The P.O.W.E.R. Project<text:tab/>3</text:a></text:p>
          <text:p text:style-name="P30"><text:a xlink:type="simple" xlink:href="#__RefHeading__741_249102736" text:style-name="Index_20_Link" text:visited-style-name="Index_20_Link">Task Breakdowns<text:tab/>4</text:a></text:p>
          <text:p text:style-name="P28"><text:a xlink:type="simple" xlink:href="#__RefHeading__639_249102736" text:style-name="Index_20_Link" text:visited-style-name="Index_20_Link">View Monthly Power Consumption<text:tab/>5</text:a></text:p>
          <text:p text:style-name="P33"><text:a xlink:type="simple" xlink:href="#__RefHeading__650_249102736" text:style-name="Index_20_Link" text:visited-style-name="Index_20_Link">Actors<text:tab/>5</text:a></text:p>
          <text:p text:style-name="P33"><text:a xlink:type="simple" xlink:href="#__RefHeading__652_249102736" text:style-name="Index_20_Link" text:visited-style-name="Index_20_Link">Assumptions<text:tab/>5</text:a></text:p>
          <text:p text:style-name="P33"><text:a xlink:type="simple" xlink:href="#__RefHeading__654_249102736" text:style-name="Index_20_Link" text:visited-style-name="Index_20_Link">Procedure<text:tab/>5</text:a></text:p>
          <text:p text:style-name="P33"><text:a xlink:type="simple" xlink:href="#__RefHeading__656_249102736" text:style-name="Index_20_Link" text:visited-style-name="Index_20_Link">Expected outcome<text:tab/>5</text:a></text:p>
          <text:p text:style-name="P28"><text:a xlink:type="simple" xlink:href="#__RefHeading__658_249102736" text:style-name="Index_20_Link" text:visited-style-name="Index_20_Link">View Largest Energy Consumer<text:tab/>6</text:a></text:p>
          <text:p text:style-name="P33"><text:a xlink:type="simple" xlink:href="#__RefHeading__660_249102736" text:style-name="Index_20_Link" text:visited-style-name="Index_20_Link">Actors<text:tab/>6</text:a></text:p>
          <text:p text:style-name="P33"><text:a xlink:type="simple" xlink:href="#__RefHeading__662_249102736" text:style-name="Index_20_Link" text:visited-style-name="Index_20_Link">Assumptions<text:tab/>6</text:a></text:p>
          <text:p text:style-name="P33"><text:a xlink:type="simple" xlink:href="#__RefHeading__664_249102736" text:style-name="Index_20_Link" text:visited-style-name="Index_20_Link">Procedure<text:tab/>6</text:a></text:p>
          <text:p text:style-name="P33"><text:a xlink:type="simple" xlink:href="#__RefHeading__666_249102736" text:style-name="Index_20_Link" text:visited-style-name="Index_20_Link">Expected outcome<text:tab/>6</text:a></text:p>
          <text:p text:style-name="P28"><text:a xlink:type="simple" xlink:href="#__RefHeading__669_249102736" text:style-name="Index_20_Link" text:visited-style-name="Index_20_Link">View Largest Power Consumer<text:tab/>7</text:a></text:p>
          <text:p text:style-name="P33"><text:a xlink:type="simple" xlink:href="#__RefHeading__671_249102736" text:style-name="Index_20_Link" text:visited-style-name="Index_20_Link">Actors<text:tab/>7</text:a></text:p>
          <text:p text:style-name="P33"><text:a xlink:type="simple" xlink:href="#__RefHeading__673_249102736" text:style-name="Index_20_Link" text:visited-style-name="Index_20_Link">Assumptions<text:tab/>7</text:a></text:p>
          <text:p text:style-name="P33"><text:a xlink:type="simple" xlink:href="#__RefHeading__675_249102736" text:style-name="Index_20_Link" text:visited-style-name="Index_20_Link">Procedure<text:tab/>7</text:a></text:p>
          <text:p text:style-name="P33"><text:a xlink:type="simple" xlink:href="#__RefHeading__677_249102736" text:style-name="Index_20_Link" text:visited-style-name="Index_20_Link">Expected outcome<text:tab/>7</text:a></text:p>
          <text:p text:style-name="P28"><text:a xlink:type="simple" xlink:href="#__RefHeading__679_249102736" text:style-name="Index_20_Link" text:visited-style-name="Index_20_Link">View Largest Power Consumer<text:tab/>8</text:a></text:p>
          <text:p text:style-name="P33"><text:a xlink:type="simple" xlink:href="#__RefHeading__681_249102736" text:style-name="Index_20_Link" text:visited-style-name="Index_20_Link">Actors<text:tab/>8</text:a></text:p>
          <text:p text:style-name="P33"><text:a xlink:type="simple" xlink:href="#__RefHeading__683_249102736" text:style-name="Index_20_Link" text:visited-style-name="Index_20_Link">Assumptions<text:tab/>8</text:a></text:p>
          <text:p text:style-name="P33"><text:a xlink:type="simple" xlink:href="#__RefHeading__685_249102736" text:style-name="Index_20_Link" text:visited-style-name="Index_20_Link">Procedure<text:tab/>8</text:a></text:p>
          <text:p text:style-name="P33"><text:a xlink:type="simple" xlink:href="#__RefHeading__687_249102736" text:style-name="Index_20_Link" text:visited-style-name="Index_20_Link">Expected outcome<text:tab/>8</text:a></text:p>
          <text:p text:style-name="P28"><text:a xlink:type="simple" xlink:href="#__RefHeading__694_249102736" text:style-name="Index_20_Link" text:visited-style-name="Index_20_Link">Add User<text:tab/>9</text:a></text:p>
          <text:p text:style-name="P33"><text:a xlink:type="simple" xlink:href="#__RefHeading__696_249102736" text:style-name="Index_20_Link" text:visited-style-name="Index_20_Link">Actors<text:tab/>9</text:a></text:p>
          <text:p text:style-name="P33"><text:a xlink:type="simple" xlink:href="#__RefHeading__698_249102736" text:style-name="Index_20_Link" text:visited-style-name="Index_20_Link">Assumptions<text:tab/>9</text:a></text:p>
          <text:p text:style-name="P33"><text:a xlink:type="simple" xlink:href="#__RefHeading__700_249102736" text:style-name="Index_20_Link" text:visited-style-name="Index_20_Link">Procedure<text:tab/>9</text:a></text:p>
          <text:p text:style-name="P33"><text:a xlink:type="simple" xlink:href="#__RefHeading__702_249102736" text:style-name="Index_20_Link" text:visited-style-name="Index_20_Link">Expected outcome<text:tab/>9</text:a></text:p>
          <text:p text:style-name="P28"><text:a xlink:type="simple" xlink:href="#__RefHeading__704_249102736" text:style-name="Index_20_Link" text:visited-style-name="Index_20_Link">Delete User<text:tab/>10</text:a></text:p>
          <text:p text:style-name="P33"><text:a xlink:type="simple" xlink:href="#__RefHeading__706_249102736" text:style-name="Index_20_Link" text:visited-style-name="Index_20_Link">Actors<text:tab/>10</text:a></text:p>
          <text:p text:style-name="P33"><text:a xlink:type="simple" xlink:href="#__RefHeading__708_249102736" text:style-name="Index_20_Link" text:visited-style-name="Index_20_Link">Assumptions<text:tab/>10</text:a></text:p>
          <text:p text:style-name="P33"><text:a xlink:type="simple" xlink:href="#__RefHeading__710_249102736" text:style-name="Index_20_Link" text:visited-style-name="Index_20_Link">Procedure<text:tab/>10</text:a></text:p>
          <text:p text:style-name="P33"><text:a xlink:type="simple" xlink:href="#__RefHeading__712_249102736" text:style-name="Index_20_Link" text:visited-style-name="Index_20_Link">Expected Outcome<text:tab/>10</text:a></text:p>
          <text:p text:style-name="P28"><text:a xlink:type="simple" xlink:href="#__RefHeading__714_249102736" text:style-name="Index_20_Link" text:visited-style-name="Index_20_Link">Rename Device<text:tab/>11</text:a></text:p>
          <text:p text:style-name="P33"><text:a xlink:type="simple" xlink:href="#__RefHeading__716_249102736" text:style-name="Index_20_Link" text:visited-style-name="Index_20_Link">Actors<text:tab/>11</text:a></text:p>
          <text:p text:style-name="P33"><text:a xlink:type="simple" xlink:href="#__RefHeading__718_249102736" text:style-name="Index_20_Link" text:visited-style-name="Index_20_Link">Assumptions<text:tab/>11</text:a></text:p>
          <text:p text:style-name="P33"><text:soft-page-break/><text:a xlink:type="simple" xlink:href="#__RefHeading__720_249102736" text:style-name="Index_20_Link" text:visited-style-name="Index_20_Link">Procedure<text:tab/>11</text:a></text:p>
          <text:p text:style-name="P33"><text:a xlink:type="simple" xlink:href="#__RefHeading__722_249102736" text:style-name="Index_20_Link" text:visited-style-name="Index_20_Link">Expected outcome<text:tab/>11</text:a></text:p>
          <text:p text:style-name="P28"><text:a xlink:type="simple" xlink:href="#__RefHeading__729_249102736" text:style-name="Index_20_Link" text:visited-style-name="Index_20_Link">Add Device<text:tab/>12</text:a></text:p>
          <text:p text:style-name="P28"><text:a xlink:type="simple" xlink:href="#__RefHeading__731_249102736" text:style-name="Index_20_Link" text:visited-style-name="Index_20_Link">Delete Device<text:tab/>13</text:a></text:p>
          <text:p text:style-name="P33"><text:a xlink:type="simple" xlink:href="#__RefHeading__733_249102736" text:style-name="Index_20_Link" text:visited-style-name="Index_20_Link">Actors<text:tab/>13</text:a></text:p>
          <text:p text:style-name="P33"><text:a xlink:type="simple" xlink:href="#__RefHeading__735_249102736" text:style-name="Index_20_Link" text:visited-style-name="Index_20_Link">Assumptions<text:tab/>13</text:a></text:p>
          <text:p text:style-name="P33"><text:a xlink:type="simple" xlink:href="#__RefHeading__737_249102736" text:style-name="Index_20_Link" text:visited-style-name="Index_20_Link">Procedure<text:tab/>13</text:a></text:p>
          <text:p text:style-name="P33"><text:a xlink:type="simple" xlink:href="#__RefHeading__739_249102736" text:style-name="Index_20_Link" text:visited-style-name="Index_20_Link">Expected Outcome<text:tab/>13</text:a></text:p>
          <text:p text:style-name="P30"><text:a xlink:type="simple" xlink:href="#__RefHeading__743_249102736" text:style-name="Index_20_Link" text:visited-style-name="Index_20_Link">Dialog Design<text:tab/>14</text:a></text:p>
          <text:p text:style-name="P30"><text:a xlink:type="simple" xlink:href="#__RefHeading__745_249102736" text:style-name="Index_20_Link" text:visited-style-name="Index_20_Link">Look and Feel<text:tab/>15</text:a></text:p>
          <text:p text:style-name="P30"><text:a xlink:type="simple" xlink:href="#__RefHeading__747_249102736" text:style-name="Index_20_Link" text:visited-style-name="Index_20_Link">Affordances<text:tab/>16</text:a></text:p>
        </text:index-body>
      </text:table-of-content>
      <text:p text:style-name="P1"><text:span text:style-name="T1"/></text:p>
      <text:h text:style-name="Heading_20_1" text:outline-level="1"><text:bookmark-start text:name="__RefHeading__741_249102736"/><text:span text:style-name="T5">Task Breakdowns</text:span><text:bookmark-end text:name="__RefHeading__741_249102736"/></text:h>
      <text:p text:style-name="P18"><text:span text:style-name="T5">The following tasks are broken down into several simple steps. Although they do not account for things like “find the button to click”, it is clear when a user is expected to click a button.</text:span></text:p>
      <text:p text:style-name="P18"><text:span text:style-name="T5"/></text:p>
      <text:p text:style-name="P18"><text:span text:style-name="T5">The “Actors” section describes the things that will play a role in this scenario. These can include:</text:span></text:p>
      <text:list xml:id="list42170370" text:style-name="L27">
        <text:list-item>
          <text:p text:style-name="P19"><text:span text:style-name="T5">Users</text:span></text:p>
        </text:list-item>
        <text:list-item>
          <text:p text:style-name="P19"><text:span text:style-name="T5">The display</text:span></text:p>
        </text:list-item>
        <text:list-item>
          <text:p text:style-name="P19"><text:span text:style-name="T5">The satellite</text:span></text:p>
        </text:list-item>
      </text:list>
      <text:p text:style-name="P18"><text:span text:style-name="T5"/></text:p>
      <text:p text:style-name="P18"><text:span text:style-name="T5">The “Assumptions” section describes assumptions that are made for this scenario. These include things such as “User is logged in”, or “Several satellites are connected”.</text:span></text:p>
      <text:p text:style-name="P18"><text:span text:style-name="T5"/></text:p>
      <text:p text:style-name="P18"><text:span text:style-name="T5">The “Procedure” describes the procedure that is taken to by the user to accomplish the goal. </text:span></text:p>
      <text:p text:style-name="P18"><text:span text:style-name="T5"/></text:p>
      <text:p text:style-name="P18"><text:span text:style-name="T5">The “Expected outcome” is the ultimate goal. It is what the user expects to happen after they execute the procedure. These can be visual outputs, stored data, or even changes to the way the system behaves.</text:span></text:p>
      <text:h text:style-name="P32" text:outline-level="2"><text:bookmark-start text:name="__RefHeading__639_249102736"/><text:bookmark text:name="ViewMonthlyPowerConsumption"/><text:span text:style-name="T1">View Monthly Power Consumption</text:span><text:bookmark-end text:name="__RefHeading__639_249102736"/></text:h>
      <text:p text:style-name="P2"><text:span text:style-name="T2">In this scenario the user is intending to view the power consumption of the entire house for a series of specified consecutive months.</text:span></text:p>
      <text:h text:style-name="Heading_20_3" text:outline-level="3"><text:bookmark-start text:name="__RefHeading__650_249102736"/><text:span text:style-name="T2">Actors</text:span><text:bookmark-end text:name="__RefHeading__650_249102736"/></text:h>
      <text:list xml:id="list41649177" text:style-name="L8">
        <text:list-item>
          <text:p text:style-name="P5"><text:span text:style-name="T2">User</text:span></text:p>
        </text:list-item>
        <text:list-item>
          <text:p text:style-name="P5"><text:span text:style-name="T2">System </text:span></text:p>
        </text:list-item>
      </text:list>
      <text:h text:style-name="Heading_20_3" text:outline-level="3"><text:bookmark-start text:name="__RefHeading__652_249102736"/><text:span text:style-name="T2">Assumptions</text:span><text:bookmark-end text:name="__RefHeading__652_249102736"/></text:h>
      <text:p text:style-name="P2"><text:span text:style-name="T2">The user is logged into the display site</text:span></text:p>
      <text:p text:style-name="P2"><text:span text:style-name="T2">The user is at the home page</text:span></text:p>
      <text:p text:style-name="P2"><text:span text:style-name="T2">The system has logged data from at least one month ago </text:span></text:p>
      <text:h text:style-name="Heading_20_3" text:outline-level="3"><text:bookmark-start text:name="__RefHeading__654_249102736"/><text:span text:style-name="T2">Procedure</text:span><text:bookmark-end text:name="__RefHeading__654_249102736"/></text:h>
      <text:p text:style-name="P2"><text:span text:style-name="T2">The user selects the "View Data" button from the navigation menu</text:span></text:p>
      <text:list xml:id="list41653539" text:style-name="L6">
        <text:list-item>
          <text:p text:style-name="P3"><text:span text:style-name="T2">One of which is "View Device Energy Consumption" </text:span></text:p>
        </text:list-item>
      </text:list>
      <text:p text:style-name="P2"><text:span text:style-name="T2">The user selects "View Device Energy Consumption"</text:span></text:p>
      <text:p text:style-name="P2"><text:span text:style-name="T2">The user specifies the month range and year to be viewed</text:span></text:p>
      <text:p text:style-name="P2"><text:span text:style-name="T2">The display shows the user a table containing:</text:span></text:p>
      <text:list xml:id="list41665457" text:style-name="L7">
        <text:list-item>
          <text:p text:style-name="P4"><text:span text:style-name="T2">The name of the month</text:span></text:p>
        </text:list-item>
        <text:list-item>
          <text:p text:style-name="P4"><text:span text:style-name="T2">The total power consumed by the entire system for that month </text:span></text:p>
        </text:list-item>
        <text:list-item>
          <text:p text:style-name="P4"><text:span text:style-name="T2">The site displays the sum of the power consumption of each satellite outlet on each day of the month </text:span></text:p>
        </text:list-item>
      </text:list>
      <text:p text:style-name="P2"><text:span text:style-name="T2"/></text:p>
      <text:p text:style-name="P2"><text:span text:style-name="T2">If there is no data for the chosen month, the site will display a warning that there is no information on the specified month so the power consumption was not calculated </text:span></text:p>
      <text:h text:style-name="Heading_20_3" text:outline-level="3"><text:bookmark-start text:name="__RefHeading__656_249102736"/><text:span text:style-name="T2">Expected outcome</text:span><text:bookmark-end text:name="__RefHeading__656_249102736"/></text:h>
      <text:p text:style-name="P2"><text:span text:style-name="T2">The site will display the power consumption from the specified month or a warning if the data does not exist </text:span></text:p>
      <text:h text:style-name="P32" text:outline-level="2"><text:bookmark-start text:name="__RefHeading__658_249102736"/><text:span text:style-name="T2">View Largest Energy Consumer</text:span><text:bookmark-end text:name="__RefHeading__658_249102736"/></text:h>
      <text:p text:style-name="P2"><text:span text:style-name="T2"/></text:p>
      <text:p text:style-name="P2"><text:span text:style-name="T2">This use case describes the process that a user would employ to display a list of the largest energy consumers being recorded by the system.</text:span></text:p>
      <text:h text:style-name="Heading_20_3" text:outline-level="3"><text:bookmark-start text:name="__RefHeading__660_249102736"/><text:span text:style-name="T2">Actors</text:span><text:bookmark-end text:name="__RefHeading__660_249102736"/></text:h>
      <text:p text:style-name="P2"><text:span text:style-name="T2">User</text:span></text:p>
      <text:p text:style-name="P2"><text:span text:style-name="T2">Display </text:span></text:p>
      <text:h text:style-name="P31" text:outline-level="3"><text:bookmark-start text:name="__RefHeading__662_249102736"/><text:span text:style-name="T2">Assumptions</text:span><text:bookmark-end text:name="__RefHeading__662_249102736"/></text:h>
      <text:p text:style-name="P2"><text:span text:style-name="T2"/></text:p>
      <text:p text:style-name="P2"><text:span text:style-name="T2">The user is logged in and on the home page</text:span></text:p>
      <text:p text:style-name="P2"><text:span text:style-name="T2">There are several devices associated with the server </text:span></text:p>
      <text:h text:style-name="Heading_20_3" text:outline-level="3"><text:bookmark-start text:name="__RefHeading__664_249102736"/><text:span text:style-name="T2">Procedure</text:span><text:bookmark-end text:name="__RefHeading__664_249102736"/></text:h>
      <text:p text:style-name="P2"><text:span text:style-name="T2"/></text:p>
      <text:p text:style-name="P2"><text:span text:style-name="T2">The user selected the "View Data" button from the navigation menu</text:span></text:p>
      <text:p text:style-name="P2"><text:span text:style-name="T2">The display shows the user a list of charts they can view</text:span></text:p>
      <text:list xml:id="list41683659" text:style-name="L9">
        <text:list-item>
          <text:p text:style-name="P6"><text:span text:style-name="T2">One of which is "View Device Power Consumption" </text:span></text:p>
        </text:list-item>
      </text:list>
      <text:p text:style-name="P2"><text:span text:style-name="T2">The user selects "View Device Power Consumption"</text:span></text:p>
      <text:p text:style-name="P2"><text:span text:style-name="T2">The display shows the user a table containing:</text:span></text:p>
      <text:list xml:id="list41686837" text:style-name="L10">
        <text:list-item>
          <text:p text:style-name="P7"><text:span text:style-name="T2">The name of each device</text:span></text:p>
        </text:list-item>
        <text:list-item>
          <text:p text:style-name="P7"><text:span text:style-name="T2">The power consumed by each device</text:span></text:p>
        </text:list-item>
        <text:list-item>
          <text:p text:style-name="P7"><text:span text:style-name="T2">The device's power consumption per hour </text:span></text:p>
        </text:list-item>
      </text:list>
      <text:p text:style-name="P2"><text:span text:style-name="T2">The user clicks on the "Power consumed by each device" column to sort it from least to greatest</text:span></text:p>
      <text:p text:style-name="P2"><text:span text:style-name="T2">The display sorts the list from least power consumption to greatest</text:span></text:p>
      <text:p text:style-name="P2"><text:span text:style-name="T2">The user clicks on the "Power consumed by each device" column to reverse the sort and list devices from greatest power usage to least </text:span></text:p>
      <text:h text:style-name="Heading_20_3" text:outline-level="3"><text:bookmark-start text:name="__RefHeading__666_249102736"/><text:span text:style-name="T2">Expected outcome</text:span><text:bookmark-end text:name="__RefHeading__666_249102736"/></text:h>
      <text:p text:style-name="P2"><text:span text:style-name="T2">The user sees that the first item in the least is using the most power</text:span></text:p>
      <text:p text:style-name="P2"><text:span text:style-name="T2">The user sees the next few largest power-consuming devices </text:span></text:p>
      <text:h text:style-name="P32" text:outline-level="2"><text:bookmark-start text:name="__RefHeading__669_249102736"/><text:span text:style-name="T2">View Largest Power Consumer</text:span><text:bookmark-end text:name="__RefHeading__669_249102736"/></text:h>
      <text:p text:style-name="P2"><text:span text:style-name="T2"/></text:p>
      <text:p text:style-name="P2"><text:span text:style-name="T2">This use case describes the process that a user would employ to display a list of the largest energy consumers being recorded by the system.</text:span></text:p>
      <text:h text:style-name="Heading_20_3" text:outline-level="3"><text:bookmark-start text:name="__RefHeading__671_249102736"/><text:span text:style-name="T2">Actors</text:span><text:bookmark-end text:name="__RefHeading__671_249102736"/></text:h>
      <text:p text:style-name="P2"><text:span text:style-name="T2">User</text:span></text:p>
      <text:p text:style-name="P2"><text:span text:style-name="T2">Display </text:span></text:p>
      <text:h text:style-name="Heading_20_3" text:outline-level="3"><text:bookmark-start text:name="__RefHeading__673_249102736"/><text:span text:style-name="T2">Assumptions</text:span><text:bookmark-end text:name="__RefHeading__673_249102736"/></text:h>
      <text:p text:style-name="P2"><text:span text:style-name="T2"/></text:p>
      <text:p text:style-name="P2"><text:span text:style-name="T2">The user is logged in and on the home page</text:span></text:p>
      <text:p text:style-name="P2"><text:span text:style-name="T2">There are several devices associated with the server</text:span></text:p>
      <text:p text:style-name="P2"><text:span text:style-name="T2">The server has several months worth of data </text:span></text:p>
      <text:h text:style-name="Heading_20_3" text:outline-level="3"><text:bookmark-start text:name="__RefHeading__675_249102736"/><text:span text:style-name="T2">Procedure</text:span><text:bookmark-end text:name="__RefHeading__675_249102736"/></text:h>
      <text:p text:style-name="P2"><text:span text:style-name="T2">The user selected the "View Data" button from the navigation menu</text:span></text:p>
      <text:p text:style-name="P2"><text:span text:style-name="T2">The display shows the user a list of charts they can view</text:span></text:p>
      <text:list xml:id="list41668632" text:style-name="L11">
        <text:list-item>
          <text:p text:style-name="P8"><text:span text:style-name="T2">One of which is "View Power Use over Time" </text:span></text:p>
        </text:list-item>
      </text:list>
      <text:p text:style-name="P2"><text:span text:style-name="T2">The display shows a page that prompts the user to select:</text:span></text:p>
      <text:list xml:id="list41690646" text:style-name="L12">
        <text:list-item>
          <text:p text:style-name="P9"><text:span text:style-name="T2">What devices or device groups they want to compare</text:span></text:p>
          <text:list>
            <text:list-item>
              <text:p text:style-name="P9"><text:span text:style-name="T2">Defaults the group "All devices" </text:span></text:p>
            </text:list-item>
          </text:list>
        </text:list-item>
        <text:list-item>
          <text:p text:style-name="P9"><text:span text:style-name="T2">What time period they would like to compare them over</text:span></text:p>
          <text:list>
            <text:list-item>
              <text:p text:style-name="P9"><text:span text:style-name="T2">Defaults to the last six months </text:span></text:p>
            </text:list-item>
          </text:list>
        </text:list-item>
      </text:list>
      <text:p text:style-name="P2"><text:span text:style-name="T2">The user supplies the requested information</text:span></text:p>
      <text:p text:style-name="P2"><text:span text:style-name="T2">The user clicks "Display"</text:span></text:p>
      <text:p text:style-name="P2"><text:span text:style-name="T2">The display generates one chart for each device/device group over the specified range</text:span></text:p>
      <text:p text:style-name="P2"><text:span text:style-name="T2">Displays them in the order the user selected them </text:span></text:p>
      <text:h text:style-name="Heading_20_3" text:outline-level="3"><text:bookmark-start text:name="__RefHeading__677_249102736"/><text:span text:style-name="T2">Expected outcome</text:span><text:bookmark-end text:name="__RefHeading__677_249102736"/></text:h>
      <text:p text:style-name="P2"><text:span text:style-name="T2">The user sees the power consumption trends of the selected devices over the selected time period </text:span></text:p>
      <text:h text:style-name="P32" text:outline-level="2"><text:bookmark-start text:name="__RefHeading__679_249102736"/><text:span text:style-name="T3">View Largest Power Consumer</text:span><text:bookmark-end text:name="__RefHeading__679_249102736"/></text:h>
      <text:p text:style-name="P10"><text:span text:style-name="T3"/></text:p>
      <text:p text:style-name="P10"><text:span text:style-name="T3">This use case describes the process that a user would employ to display a list of the largest energy consumers being recorded by the system.</text:span></text:p>
      <text:h text:style-name="Heading_20_3" text:outline-level="3"><text:bookmark-start text:name="__RefHeading__681_249102736"/><text:span text:style-name="T3">Actors</text:span><text:bookmark-end text:name="__RefHeading__681_249102736"/></text:h>
      <text:p text:style-name="P10"><text:span text:style-name="T3">User</text:span></text:p>
      <text:p text:style-name="P10"><text:span text:style-name="T3">Display </text:span></text:p>
      <text:h text:style-name="Heading_20_3" text:outline-level="3"><text:bookmark-start text:name="__RefHeading__683_249102736"/><text:span text:style-name="T3">Assumptions</text:span><text:bookmark-end text:name="__RefHeading__683_249102736"/></text:h>
      <text:p text:style-name="P10"><text:span text:style-name="T3">The user is logged in and on the home page</text:span></text:p>
      <text:p text:style-name="P10"><text:span text:style-name="T3">The user has permission to change the Kilowatt/hr cost </text:span></text:p>
      <text:h text:style-name="Heading_20_3" text:outline-level="3"><text:bookmark-start text:name="__RefHeading__685_249102736"/><text:span text:style-name="T3">Procedure</text:span><text:bookmark-end text:name="__RefHeading__685_249102736"/></text:h>
      <text:p text:style-name="P10"><text:span text:style-name="T3">The user clicks the "Settings" link from the navigation menu</text:span></text:p>
      <text:p text:style-name="P10"><text:span text:style-name="T3">The display presents the user with the settings panel, which includes a link to the "Adjust Power Cost" page</text:span></text:p>
      <text:p text:style-name="P10"><text:span text:style-name="T3">The user clicks the "Adjust Power Cost" link</text:span></text:p>
      <text:p text:style-name="P10"><text:span text:style-name="T3">The display presents the user with a page consisting of two columns of text boxes. The left column indicates the range for the cost, which is specified in the right column</text:span></text:p>
      <text:list xml:id="list41712504" text:style-name="L13">
        <text:list-item>
          <text:p text:style-name="P11"><text:span text:style-name="T3">The goal is to allow the user to say "My first 500 KW/HRs cost $0.08, my next 1000 HW/HRs cost $0.10, and everything after that costs $0.12" </text:span></text:p>
        </text:list-item>
      </text:list>
      <text:p text:style-name="P10"><text:span text:style-name="T3">The user adjusts the cost by changing the ranges or changing the costs</text:span></text:p>
      <text:p text:style-name="P10"><text:span text:style-name="T3">The user clicks a "Submit" button </text:span></text:p>
      <text:h text:style-name="Heading_20_3" text:outline-level="3"><text:bookmark-start text:name="__RefHeading__687_249102736"/><text:span text:style-name="T3">Expected outcome</text:span><text:bookmark-end text:name="__RefHeading__687_249102736"/></text:h>
      <text:p text:style-name="P10"><text:span text:style-name="T3">The device applies the changed power costs to all following calculations. Previous calculations should remain unchanged, with assumption that costs just increased. </text:span></text:p>
      <text:h text:style-name="P32" text:outline-level="2"><text:bookmark-start text:name="__RefHeading__694_249102736"/><text:span text:style-name="T4">Add User</text:span><text:bookmark-end text:name="__RefHeading__694_249102736"/></text:h>
      <text:p text:style-name="P12"><text:span text:style-name="T4"/></text:p>
      <text:p text:style-name="P12"><text:span text:style-name="T4">This use case documents the procedure that a user would use to add a new user</text:span></text:p>
      <text:h text:style-name="Heading_20_3" text:outline-level="3"><text:bookmark-start text:name="__RefHeading__696_249102736"/><text:span text:style-name="T4">Actors</text:span><text:bookmark-end text:name="__RefHeading__696_249102736"/></text:h>
      <text:p text:style-name="P12"><text:span text:style-name="T4">User</text:span></text:p>
      <text:p text:style-name="P12"><text:span text:style-name="T4">Display </text:span></text:p>
      <text:h text:style-name="Heading_20_3" text:outline-level="3"><text:bookmark-start text:name="__RefHeading__698_249102736"/><text:span text:style-name="T4">Assumptions</text:span><text:bookmark-end text:name="__RefHeading__698_249102736"/></text:h>
      <text:p text:style-name="P12"><text:span text:style-name="T4">The user is logged in and on the home page</text:span></text:p>
      <text:p text:style-name="P12"><text:span text:style-name="T4">The user has permission to modify user permissions and such </text:span></text:p>
      <text:h text:style-name="Heading_20_3" text:outline-level="3"><text:bookmark-start text:name="__RefHeading__700_249102736"/><text:span text:style-name="T4">Procedure</text:span><text:bookmark-end text:name="__RefHeading__700_249102736"/></text:h>
      <text:p text:style-name="P12"><text:span text:style-name="T4">The user clicks the "Settings" link from the navigation menu</text:span></text:p>
      <text:p text:style-name="P12"><text:span text:style-name="T4">The display presents the user with the settings panel, which includes a link to the "User management" page</text:span></text:p>
      <text:p text:style-name="P12"><text:span text:style-name="T4">The user clicks the "User management" link</text:span></text:p>
      <text:p text:style-name="P12"><text:span text:style-name="T4">The display shows the user the "User management" page</text:span></text:p>
      <text:list xml:id="list41716802" text:style-name="L14">
        <text:list-item>
          <text:p text:style-name="P13"><text:span text:style-name="T4">This includes a button to add a user </text:span></text:p>
        </text:list-item>
      </text:list>
      <text:p text:style-name="P12"><text:span text:style-name="T4">The user clicks "Add user"</text:span></text:p>
      <text:p text:style-name="P12"><text:span text:style-name="T4">The display presents the user with a page that contains the necessary fields to created a new user:</text:span></text:p>
      <text:list xml:id="list41714199" text:style-name="L15">
        <text:list-item>
          <text:p text:style-name="P14"><text:span text:style-name="T4">First name</text:span></text:p>
        </text:list-item>
        <text:list-item>
          <text:p text:style-name="P14"><text:span text:style-name="T4">Last name</text:span></text:p>
        </text:list-item>
        <text:list-item>
          <text:p text:style-name="P14"><text:span text:style-name="T4">Username</text:span></text:p>
        </text:list-item>
        <text:list-item>
          <text:p text:style-name="P14"><text:span text:style-name="T4">Password</text:span></text:p>
        </text:list-item>
        <text:list-item>
          <text:p text:style-name="P14"><text:span text:style-name="T4">A checkbox requiring the user to change their password at login</text:span></text:p>
        </text:list-item>
        <text:list-item>
          <text:p text:style-name="P14"><text:span text:style-name="T4">A multi-select to put them into group</text:span></text:p>
        </text:list-item>
        <text:list-item>
          <text:p text:style-name="P14"><text:span text:style-name="T4">A list of permissions to give the user </text:span></text:p>
        </text:list-item>
      </text:list>
      <text:p text:style-name="P12"><text:span text:style-name="T4">The user supplies the requested information</text:span></text:p>
      <text:p text:style-name="P12"><text:span text:style-name="T4">The user clicks a "Submit" button </text:span></text:p>
      <text:h text:style-name="Heading_20_3" text:outline-level="3"><text:bookmark-start text:name="__RefHeading__702_249102736"/><text:span text:style-name="T4">Expected outcome</text:span><text:bookmark-end text:name="__RefHeading__702_249102736"/></text:h>
      <text:p text:style-name="P12"><text:span text:style-name="T4">A new user was added with the requested username, password, and permissions </text:span></text:p>
      <text:h text:style-name="P32" text:outline-level="2"><text:bookmark-start text:name="__RefHeading__704_249102736"/><text:span text:style-name="T4">Delete User</text:span><text:bookmark-end text:name="__RefHeading__704_249102736"/></text:h>
      <text:p text:style-name="P12"><text:span text:style-name="T4">This use case documents the procedure that a user would use to delete a user</text:span></text:p>
      <text:h text:style-name="Heading_20_3" text:outline-level="3"><text:bookmark-start text:name="__RefHeading__706_249102736"/><text:span text:style-name="T4">Actors</text:span><text:bookmark-end text:name="__RefHeading__706_249102736"/></text:h>
      <text:p text:style-name="P12"><text:span text:style-name="T4">User</text:span></text:p>
      <text:p text:style-name="P12"><text:span text:style-name="T4">Display </text:span></text:p>
      <text:h text:style-name="Heading_20_3" text:outline-level="3"><text:bookmark-start text:name="__RefHeading__708_249102736"/><text:span text:style-name="T4">Assumptions</text:span><text:bookmark-end text:name="__RefHeading__708_249102736"/></text:h>
      <text:p text:style-name="P12"><text:span text:style-name="T4">The user is logged in and on the home page</text:span></text:p>
      <text:p text:style-name="P12"><text:span text:style-name="T4">The user has permission to modify user permissions and such </text:span></text:p>
      <text:h text:style-name="Heading_20_3" text:outline-level="3"><text:bookmark-start text:name="__RefHeading__710_249102736"/><text:span text:style-name="T4">Procedure</text:span><text:bookmark-end text:name="__RefHeading__710_249102736"/></text:h>
      <text:p text:style-name="P12"><text:span text:style-name="T4">The user clicks the "Settings" link from the navigation menu</text:span></text:p>
      <text:p text:style-name="P12"><text:span text:style-name="T4">The display presents the user with the settings panel, which includes a link to the "User management" page</text:span></text:p>
      <text:p text:style-name="P12"><text:span text:style-name="T4">The user clicks the "User management" link</text:span></text:p>
      <text:p text:style-name="P12"><text:span text:style-name="T4">The display shows the user the "User management" page</text:span></text:p>
      <text:p text:style-name="P12"><text:span text:style-name="T4">This includes a button to delete a user</text:span></text:p>
      <text:list xml:id="list41733601" text:style-name="L20">
        <text:list-item>
          <text:p text:style-name="P15"><text:span text:style-name="T4">The user clicks "Delete user" </text:span></text:p>
        </text:list-item>
      </text:list>
      <text:p text:style-name="P12"><text:span text:style-name="T4">The display presents the user with a list of users with checkboxes</text:span></text:p>
      <text:p text:style-name="P12"><text:span text:style-name="T4">The user then clicks on the appropriate username</text:span></text:p>
      <text:p text:style-name="P12"><text:span text:style-name="T4">The display shows a dialog box asking to confirm the delete</text:span></text:p>
      <text:p text:style-name="P12"><text:span text:style-name="T4">The user clicks on "Apply action" </text:span></text:p>
      <text:h text:style-name="Heading_20_3" text:outline-level="3"><text:bookmark-start text:name="__RefHeading__712_249102736"/><text:span text:style-name="T4">Expected Outcome</text:span><text:bookmark-end text:name="__RefHeading__712_249102736"/></text:h>
      <text:p text:style-name="P12"><text:span text:style-name="T4">A user was deleted from the system by another authorized user </text:span></text:p>
      <text:h text:style-name="P32" text:outline-level="2"><text:bookmark-start text:name="__RefHeading__714_249102736"/><text:span text:style-name="T4">Rename Device</text:span><text:bookmark-end text:name="__RefHeading__714_249102736"/></text:h>
      <text:p text:style-name="P12"><text:span text:style-name="T4">This use case documents the procedure that a user would use to rename a device associated with an outlet</text:span></text:p>
      <text:h text:style-name="Heading_20_3" text:outline-level="3"><text:bookmark-start text:name="__RefHeading__716_249102736"/><text:span text:style-name="T4">Actors</text:span><text:bookmark-end text:name="__RefHeading__716_249102736"/></text:h>
      <text:p text:style-name="P12"><text:span text:style-name="T4">User</text:span></text:p>
      <text:p text:style-name="P12"><text:span text:style-name="T4">Display</text:span></text:p>
      <text:p text:style-name="P12"><text:span text:style-name="T4">Device </text:span></text:p>
      <text:h text:style-name="Heading_20_3" text:outline-level="3"><text:bookmark-start text:name="__RefHeading__718_249102736"/><text:span text:style-name="T4">Assumptions</text:span><text:bookmark-end text:name="__RefHeading__718_249102736"/></text:h>
      <text:p text:style-name="P12"><text:span text:style-name="T4">The user is logged in and on the home page</text:span></text:p>
      <text:p text:style-name="P12"><text:span text:style-name="T4">The user has permission to modify outlet-device mappings </text:span></text:p>
      <text:h text:style-name="Heading_20_3" text:outline-level="3"><text:bookmark-start text:name="__RefHeading__720_249102736"/><text:span text:style-name="T4">Procedure</text:span><text:bookmark-end text:name="__RefHeading__720_249102736"/></text:h>
      <text:p text:style-name="P12"><text:span text:style-name="T4">The user clicks the "Settings" link from the navigation menu</text:span></text:p>
      <text:p text:style-name="P12"><text:span text:style-name="T4">The display presents the user with the settings panel, which includes a link to the "Device management" page</text:span></text:p>
      <text:p text:style-name="P12"><text:span text:style-name="T4">The user clicks the "Device management" link</text:span></text:p>
      <text:p text:style-name="P12"><text:span text:style-name="T4">The display shows the user the "Device management" page</text:span></text:p>
      <text:list xml:id="list42126997" text:style-name="L21">
        <text:list-item>
          <text:p text:style-name="P16"><text:span text:style-name="T4">This includes a list of all existing devices, the outlet they plugged into (SN) </text:span></text:p>
        </text:list-item>
      </text:list>
      <text:p text:style-name="P12"><text:span text:style-name="T4">The user clicks on the row of device they want to edit</text:span></text:p>
      <text:p text:style-name="P12"><text:span text:style-name="T4">The display presents a page with a form that allows the user to edit the name of the device associated with that outlet</text:span></text:p>
      <text:p text:style-name="P12"><text:span text:style-name="T4">The user changes the name of the device</text:span></text:p>
      <text:p text:style-name="P12"><text:span text:style-name="T4">The user clicks "Submit" or "Save" </text:span></text:p>
      <text:h text:style-name="Heading_20_3" text:outline-level="3"><text:bookmark-start text:name="__RefHeading__722_249102736"/><text:span text:style-name="T4">Expected outcome</text:span><text:bookmark-end text:name="__RefHeading__722_249102736"/></text:h>
      <text:p text:style-name="P12"><text:span text:style-name="T4">The device is now know by a new name </text:span></text:p>
      <text:h text:style-name="P32" text:outline-level="2"><text:bookmark-start text:name="__RefHeading__729_249102736"/><text:span text:style-name="T4">Add Device</text:span><text:bookmark-end text:name="__RefHeading__729_249102736"/></text:h>
      <text:h text:style-name="P32" text:outline-level="2"><text:bookmark-start text:name="__RefHeading__731_249102736"/><text:span text:style-name="T4">Delete Device</text:span><text:bookmark-end text:name="__RefHeading__731_249102736"/></text:h>
      <text:p text:style-name="P12"><text:span text:style-name="T4"/></text:p>
      <text:p text:style-name="P12"><text:span text:style-name="T4">This use case documents the procedure that a user would use to rename a device associated with an outlet</text:span></text:p>
      <text:h text:style-name="Heading_20_3" text:outline-level="3"><text:bookmark-start text:name="__RefHeading__733_249102736"/><text:span text:style-name="T4">Actors</text:span><text:bookmark-end text:name="__RefHeading__733_249102736"/></text:h>
      <text:p text:style-name="P12"><text:span text:style-name="T4">User</text:span></text:p>
      <text:p text:style-name="P12"><text:span text:style-name="T4">Display</text:span></text:p>
      <text:p text:style-name="P12"><text:span text:style-name="T4">Device </text:span></text:p>
      <text:h text:style-name="Heading_20_3" text:outline-level="3"><text:bookmark-start text:name="__RefHeading__735_249102736"/><text:span text:style-name="T4">Assumptions</text:span><text:bookmark-end text:name="__RefHeading__735_249102736"/></text:h>
      <text:p text:style-name="P12"><text:span text:style-name="T4">The user is logged in and on the home page</text:span></text:p>
      <text:p text:style-name="P12"><text:span text:style-name="T4">The user has permission to modify outlet-device mappings </text:span></text:p>
      <text:h text:style-name="Heading_20_3" text:outline-level="3"><text:bookmark-start text:name="__RefHeading__737_249102736"/><text:span text:style-name="T4">Procedure</text:span><text:bookmark-end text:name="__RefHeading__737_249102736"/></text:h>
      <text:p text:style-name="P12"><text:span text:style-name="T4">The user clicks the "Settings" link from the navigation menu</text:span></text:p>
      <text:p text:style-name="P12"><text:span text:style-name="T4">The display presents the user with the settings panel, which includes a link to the "Device management" page</text:span></text:p>
      <text:p text:style-name="P12"><text:span text:style-name="T4">The user clicks the "Device management" link</text:span></text:p>
      <text:p text:style-name="P12"><text:span text:style-name="T4">The display shows the user the "Device management" page</text:span></text:p>
      <text:list xml:id="list42153821" text:style-name="L26">
        <text:list-item>
          <text:p text:style-name="P17"><text:span text:style-name="T4">This includes a button to delete a device </text:span></text:p>
        </text:list-item>
      </text:list>
      <text:p text:style-name="P12"><text:span text:style-name="T4">The user clicks "Delete device"</text:span></text:p>
      <text:p text:style-name="P12"><text:span text:style-name="T4">The display then presents the user with a list of devices with checkboxes</text:span></text:p>
      <text:p text:style-name="P12"><text:span text:style-name="T4">The user then clicks on the appropriate device</text:span></text:p>
      <text:p text:style-name="P12"><text:span text:style-name="T4">The display shows a dialog box asking to confirm the delete</text:span></text:p>
      <text:p text:style-name="P12"><text:span text:style-name="T4">The user clicks on "Apply action" </text:span></text:p>
      <text:h text:style-name="Heading_20_3" text:outline-level="3"><text:bookmark-start text:name="__RefHeading__739_249102736"/><text:span text:style-name="T4">Expected Outcome</text:span><text:bookmark-end text:name="__RefHeading__739_249102736"/></text:h>
      <text:p text:style-name="P12"><text:span text:style-name="T4">A device was deleted from the system </text:span></text:p>
      <text:h text:style-name="P29" text:outline-level="1"><text:bookmark-start text:name="__RefHeading__743_249102736"/><text:span text:style-name="T6">Dialog Design</text:span><text:bookmark-end text:name="__RefHeading__743_249102736"/></text:h>
      <text:p text:style-name="Text_20_body"><text:span text:style-name="T6"/></text:p>
      <text:h text:style-name="P29" text:outline-level="1"><text:bookmark-start text:name="__RefHeading__745_249102736"/><text:span text:style-name="T6">Look and Feel</text:span><text:bookmark-end text:name="__RefHeading__745_249102736"/></text:h>
      <text:h text:style-name="P29" text:outline-level="1"><text:bookmark-start text:name="__RefHeading__747_249102736"/><text:span text:style-name="T6">Affordances</text:span><text:bookmark-end text:name="__RefHeading__747_24910273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Heading" style:display-name="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15T22:14:34.36</dc:date>
    <meta:editing-duration>PT27M23S</meta:editing-duration>
    <meta:editing-cycles>5</meta:editing-cycles>
    <meta:generator>LibreOffice/3.6$Windows_x86 LibreOffice_project/da8c1e6-fd468f4-454e206-f42a4a9-143cfd</meta:generator>
    <meta:document-statistic meta:table-count="1" meta:image-count="0" meta:object-count="0" meta:page-count="16" meta:paragraph-count="248" meta:word-count="1779" meta:character-count="10156" meta:non-whitespace-character-count="8579"/>
  </office:meta>
</office:document-meta>
</file>